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Text_20_body" style:list-style-name="L4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</office:automatic-styles>
  <office:body>
    <office:text>
      <text:h text:style-name="Title">JavaScript Avanzado</text:h>
      <text:p text:style-name="Author">Adolfo Sanz De Diego</text:p>
      <text:p text:style-name="Date">Mayo 2015</text:p>
      <text:h text:style-name="Heading_20_1" text:outline-level="1">Acerca de</text:h>
      <text:h text:style-name="Heading_20_2" text:outline-level="2">Autor</text:h>
      <text:p text:style-name="First_20_paragraph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<text:list text:style-name="L1">
        <text:list-item>
          <text:p text:style-name="P1">Blog: <text:a xlink:type="simple" xlink:href="http://asanzdiego.blogspot.com.es/" office:name=""><text:span text:style-name="Definition">asanzdiego.blogspot.com.es</text:span></text:a></text:p>
        </text:list-item>
        <text:list-item>
          <text:p text:style-name="P1">Correo: <text:a xlink:type="simple" xlink:href="mailto:asanzdiego@gmail.com" office:name=""><text:span text:style-name="Definition">asanzdiego@gmail.com</text:span></text:a></text:p>
        </text:list-item>
        <text:list-item>
          <text:p text:style-name="P1">GitHub: <text:a xlink:type="simple" xlink:href="http://github.com/asanzdiego" office:name=""><text:span text:style-name="Definition">github.com/asanzdiego</text:span></text:a></text:p>
        </text:list-item>
        <text:list-item>
          <text:p text:style-name="P1">Twitter: <text:a xlink:type="simple" xlink:href="http://twitter.com/asanzdiego" office:name=""><text:span text:style-name="Definition">twitter.com/asanzdiego</text:span></text:a></text:p>
        </text:list-item>
        <text:list-item>
          <text:p text:style-name="P1">Linkedin: <text:a xlink:type="simple" xlink:href="http://www.linkedin.com/in/asanzdiego" office:name=""><text:span text:style-name="Definition">in/asanzdiego</text:span></text:a></text:p>
        </text:list-item>
        <text:list-item>
          <text:p text:style-name="P1">SlideShare: <text:a xlink:type="simple" xlink:href="http://www.slideshare.net/asanzdiego/" office:name=""><text:span text:style-name="Definition">slideshare.net/asanzdiego</text:span></text:a></text:p>
        </text:list-item>
      </text:list>
      <text:h text:style-name="Heading_20_2" text:outline-level="2">Licencia</text:h>
      <text:p text:style-name="First_20_paragraph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1" text:outline-level="1">JavaScript</text:h>
      <text:h text:style-name="Heading_20_2" text:outline-level="2">Historia</text:h>
      <text:p text:style-name="First_20_paragraph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<text:p text:style-name="Text_20_body">Aparece por primera vez en Netscape Navigator 2.0</text:p>
      <text:p text:style-name="Text_20_body">Cada día más usado (clientes web, videojuegos, windows 8, servidores web, bases de datos, etc.)</text:p>
      <text:h text:style-name="Heading_20_2" text:outline-level="2">El lenguaje</text:h>
      <text:p text:style-name="First_20_paragraph">Orientado a objetos</text:p>
      <text:p text:style-name="Text_20_body">Basado en prototipos</text:p>
      <text:p text:style-name="Text_20_body">Funcional</text:p>
      <text:p text:style-name="Text_20_body">Débilmente tipado</text:p>
      <text:p text:style-name="Text_20_body">Dinámico</text:p>
      <text:h text:style-name="Heading_20_1" text:outline-level="1">Orientación a objetos</text:h>
      <text:h text:style-name="Heading_20_2" text:outline-level="2">¿Qué es un objeto?</text:h>
      <text:p text:style-name="First_20_paragraph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<text:p text:style-name="Text_20_body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<text:p text:style-name="Text_20_body">Para saber si es un objeto o un primitivo hacer <text:span text:style-name="T65">typeof</text:span><text:span text:style-name="T66"> </text:span><text:span text:style-name="T67">variable</text:span></text:p>
      <text:h text:style-name="Heading_20_2" text:outline-level="2">Propiedades</text:h>
      <text:p text:style-name="First_20_paragraph">Podemos acceder directamente o como si fuese un contenedor:</text:p>
      <text:p text:style-name="P4">objeto.nombre === objeto[nombre] // true</text:p>
      <text:p text:style-name="First_20_paragraph">Podemos crearlas y destruirlas en tiempo de ejecución</text:p>
      <text:p text:style-name="P5">var objeto = {};</text:p>
      <text:p text:style-name="P6">objeto.nuevaPropiedad = 1; // añadir</text:p>
      <text:p text:style-name="P7">delete objeto.nuevaPropiedad; // eliminar</text:p>
      <text:h text:style-name="Heading_20_2" text:outline-level="2">Objeto iniciador</text:h>
      <text:p text:style-name="First_20_paragraph">Podemos crear un objeto así:</text:p>
      <text:p text:style-name="P8">var objeto = {</text:p>
      <text:p text:style-name="P9"><text:s text:c="2"/>nombre: "Adolfo",</text:p>
      <text:p text:style-name="P10"><text:s text:c="2"/>twitter: "@asanzdiego"</text:p>
      <text:p text:style-name="P11">};</text:p>
      <text:h text:style-name="Heading_20_2" text:outline-level="2">Función constructora</text:h>
      <text:p text:style-name="First_20_paragraph">O con una función constructora y un new.</text:p>
      <text:p text:style-name="P12">function Persona(nombre, twitter) {</text:p>
      <text:p text:style-name="P13"><text:s text:c="2"/>this.nombre = nombre;</text:p>
      <text:p text:style-name="P14"><text:s text:c="2"/>this.twitter = twitter;</text:p>
      <text:p text:style-name="P15">};</text:p>
      <text:p text:style-name="P16">var objeto = new Persona("Adolfo", "@asanzdiego");</text:p>
      <text:h text:style-name="Heading_20_2" text:outline-level="2">Prototipos</text:h>
      <text:p text:style-name="First_20_paragraph">Las funciones son objetos y tienen una propiedad llamada <text:span text:style-name="T68">prototype</text:span>.</text:p>
      <text:p text:style-name="Text_20_body">Cuando creamos un objeto con new, la referencia a esa propiedad <text:span text:style-name="T69">prototype</text:span> es almacenada en una propiedad interna.</text:p>
      <text:p text:style-name="Text_20_body">El prototipo se utiliza para compartir propiedades.</text:p>
      <text:p text:style-name="Text_20_body">Podemos acceder al objeto prototipo de un objeto:</text:p>
      <text:p text:style-name="P17">// Falla en Opera o IE &lt;= 8</text:p>
      <text:p text:style-name="P18">Object.getPrototypeOf(objeto);</text:p>
      <text:p text:style-name="P19"><text:s text:c="1"/></text:p>
      <text:p text:style-name="P20">// No es estandar y falla en IE</text:p>
      <text:p text:style-name="P21">objeto.__proto__;</text:p>
      <text:h text:style-name="Heading_20_2" text:outline-level="2">Herencia</text:h>
      <text:p text:style-name="First_20_paragraph">Ejemplo:</text:p>
      <text:p text:style-name="P22">function ConstructorA(p1) {</text:p>
      <text:p text:style-name="P23"><text:s text:c="2"/>this.p1 = p1;</text:p>
      <text:p text:style-name="P24">}</text:p>
      <text:p text:style-name="P25"/>
      <text:p text:style-name="P26">function ConstructorB(p1, p2) {</text:p>
      <text:p text:style-name="P27"><text:s text:c="2"/>// llamamos al super para que no se pierda p1.</text:p>
      <text:p text:style-name="P28"><text:s text:c="2"/>ConstructorA.call(this, p1);</text:p>
      <text:p text:style-name="P29"><text:s text:c="2"/>this.p2 = p2;</text:p>
      <text:p text:style-name="P30">}</text:p>
      <text:p text:style-name="P31"/>
      <text:p text:style-name="P32">// Hacemos que B herede de A</text:p>
      <text:p text:style-name="P33">// Prototipo de Función Constructora B apunta al</text:p>
      <text:p text:style-name="P34">// Prototipo de Función Constructora A</text:p>
      <text:p text:style-name="P35">ConstructorB.prototype = Object.create(ConstructorA.prototype);</text:p>
      <text:h text:style-name="Heading_20_2" text:outline-level="2">Cadena de prototipos</text:h>
      <text:p text:style-name="First_20_paragraph">Cuando se invoca una llamada a una propiedad, <text:span text:style-name="T70">JavaScript</text:span><text:span text:style-name="T71"> </text:span><text:span text:style-name="T72">primero</text:span><text:span text:style-name="T73"> </text:span><text:span text:style-name="T74">busca</text:span><text:span text:style-name="T75"> </text:span><text:span text:style-name="T76">en</text:span><text:span text:style-name="T77"> </text:span><text:span text:style-name="T78">el</text:span><text:span text:style-name="T79"> </text:span><text:span text:style-name="T80">propio</text:span><text:span text:style-name="T81"> </text:span><text:span text:style-name="T82">objeto,</text:span><text:span text:style-name="T83"> </text:span><text:span text:style-name="T84">y</text:span><text:span text:style-name="T85"> </text:span><text:span text:style-name="T86">si</text:span><text:span text:style-name="T87"> </text:span><text:span text:style-name="T88">no</text:span><text:span text:style-name="T89"> </text:span><text:span text:style-name="T90">lo</text:span><text:span text:style-name="T91"> </text:span><text:span text:style-name="T92">encuentra</text:span><text:span text:style-name="T93"> </text:span><text:span text:style-name="T94">busca</text:span><text:span text:style-name="T95"> </text:span><text:span text:style-name="T96">en</text:span><text:span text:style-name="T97"> </text:span><text:span text:style-name="T98">su</text:span><text:span text:style-name="T99"> </text:span><text:span text:style-name="T100">prototipo</text:span>, y sino en el prototipo del prototipo, así hasta el prototipo de Object que es null.</text:p>
      <text:p text:style-name="Text_20_body">En el ejemplo anterior:</text:p>
      <text:p text:style-name="P36">instanciaB.__proto__ == ConstructorB.prototype // true</text:p>
      <text:p text:style-name="P37">instanciaB.__proto__.__proto__ == ConstructorA.prototype // true</text:p>
      <text:p text:style-name="P38">instanciaB.__proto__.__proto__.__proto__ == Object.prototype // true instanciaB.__proto__.__proto__.__proto__.__proto__ == null // true</text:p>
      <text:h text:style-name="Heading_20_2" text:outline-level="2">Operador instanceof</text:h>
      <text:p text:style-name="First_20_paragraph">La expresión <text:span text:style-name="T101">instanciaB</text:span><text:span text:style-name="T102"> </text:span><text:span text:style-name="T103">instanceof</text:span><text:span text:style-name="T104"> </text:span><text:span text:style-name="T105">ConstructorA</text:span> devolverá true, si el prototipo de la Función ConstructorA, se encuentra en la cadena de prototipos de la instanciaB.</text:p>
      <text:p text:style-name="Text_20_body">En el ejemplo anterior:</text:p>
      <text:p text:style-name="P39">instanciaB instanceof ConstructorB; // true</text:p>
      <text:p text:style-name="P40">instanciaB instanceof ConstructorA; // true</text:p>
      <text:p text:style-name="P41">instanciaB instanceof Object; // true</text:p>
      <text:h text:style-name="Heading_20_2" text:outline-level="2">Extensión</text:h>
      <text:p text:style-name="First_20_paragraph">Con los prototipos podemos extender la funcionalidad del propio lenguaje.</text:p>
      <text:p text:style-name="Text_20_body">Ejemplo:</text:p>
      <text:p text:style-name="P42">String.prototype.hola = function() {</text:p>
      <text:p text:style-name="P43"><text:s text:c="2"/>return "Hola "+this;</text:p>
      <text:p text:style-name="P44">}</text:p>
      <text:p text:style-name="P45"><text:s text:c="1"/></text:p>
      <text:p text:style-name="P46">"Adolfo".hola(); // "Hola Adolfo"</text:p>
      <text:h text:style-name="Heading_20_2" text:outline-level="2">Eficiencia</text:h>
      <text:p text:style-name="First_20_paragraph">Si queremos que nuestro código se ejecute una sola vez y que prepare en memoria todo lo necesario para generar objetos, la mejor opción es usar una <text:span text:style-name="T106">función</text:span><text:span text:style-name="T107"> </text:span><text:span text:style-name="T108">constructora</text:span><text:span text:style-name="T109"> </text:span><text:span text:style-name="T110">solo</text:span><text:span text:style-name="T111"> </text:span><text:span text:style-name="T112">con</text:span><text:span text:style-name="T113"> </text:span><text:span text:style-name="T114">el</text:span><text:span text:style-name="T115"> </text:span><text:span text:style-name="T116">estado</text:span><text:span text:style-name="T117"> </text:span><text:span text:style-name="T118">de</text:span><text:span text:style-name="T119"> </text:span><text:span text:style-name="T120">una</text:span><text:span text:style-name="T121"> </text:span><text:span text:style-name="T122">nueva</text:span><text:span text:style-name="T123"> </text:span><text:span text:style-name="T124">instancia,</text:span><text:span text:style-name="T125"> </text:span><text:span text:style-name="T126">y</text:span><text:span text:style-name="T127"> </text:span><text:span text:style-name="T128">el</text:span><text:span text:style-name="T129"> </text:span><text:span text:style-name="T130">resto</text:span><text:span text:style-name="T131"> </text:span><text:span text:style-name="T132">(los</text:span><text:span text:style-name="T133"> </text:span><text:span text:style-name="T134">métodos)</text:span><text:span text:style-name="T135"> </text:span><text:span text:style-name="T136">añadirlos</text:span><text:span text:style-name="T137"> </text:span><text:span text:style-name="T138">al</text:span><text:span text:style-name="T139"> </text:span><text:span text:style-name="T140">prototipo</text:span>.</text:p>
      <text:p text:style-name="Text_20_body">Ejemplo:</text:p>
      <text:p text:style-name="P47">function ConstructorA(p1) {</text:p>
      <text:p text:style-name="P48"><text:s text:c="2"/>this.p1 = p1;</text:p>
      <text:p text:style-name="P49">}</text:p>
      <text:p text:style-name="P50"/>
      <text:p text:style-name="P51">// los métodos los ponenmos en el prototipo</text:p>
      <text:p text:style-name="P52">ConstructorA.prototype.metodo1 = function() {</text:p>
      <text:p text:style-name="P53"><text:s text:c="2"/>console.log(this.p1);</text:p>
      <text:p text:style-name="P54">};</text:p>
      <text:h text:style-name="Heading_20_2" text:outline-level="2">Propiedades y métodos estáticos</text:h>
      <text:p text:style-name="First_20_paragraph">Lo que se define dentro de la función constructora va a ser propio de la instancia.</text:p>
      <text:p text:style-name="Text_20_body">Pero como hemos dicho, en JavaScript, una función es un objeto, al que podemos añadir tanto atributos como funciones.</text:p>
      <text:p text:style-name="Text_20_body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<text:p text:style-name="Text_20_body">Ejemplo:</text:p>
      <text:p text:style-name="P55">function ConstructorA() {</text:p>
      <text:p text:style-name="P56"/>
      <text:p text:style-name="P57"><text:s text:c="2"/>ConstructorA.propiedadEstatica = "propiedad estática";</text:p>
      <text:p text:style-name="P58">}</text:p>
      <text:p text:style-name="P59"/>
      <text:p text:style-name="P60">ConstructorA.metodoEstatico = function() {</text:p>
      <text:p text:style-name="P61"><text:s text:c="2"/>console.log("método estático");</text:p>
      <text:p text:style-name="P62">}</text:p>
      <text:h text:style-name="Heading_20_2" text:outline-level="2">Propiedades y métodos privados</text:h>
      <text:p text:style-name="First_20_paragraph">La visibilidad de objetos depende del contexto.</text:p>
      <text:p text:style-name="Text_20_body">Los contextos en JavaScript son bloques de código entre dos {} y en general, desde uno de ellos, solo tienes acceso a lo que en él se defina y a lo que se defina en otros contextos que contengan al tuyo.</text:p>
      <text:p text:style-name="Text_20_body">Ejemplo:</text:p>
      <text:p text:style-name="P63">function ConstructorA(privada, publica) {</text:p>
      <text:p text:style-name="P64"><text:s text:c="2"/>var propiedadPrivada = privada;</text:p>
      <text:p text:style-name="P65"><text:s text:c="2"/>this.propiedadPublica = publica;</text:p>
      <text:p text:style-name="P66"><text:s text:c="2"/>var metodoPrivado = function() {</text:p>
      <text:p text:style-name="P67"><text:s text:c="4"/>console.log("--&gt;propiedadPrivada", propiedadPrivada);</text:p>
      <text:p text:style-name="P68"><text:s text:c="2"/>}</text:p>
      <text:p text:style-name="P69"><text:s text:c="2"/>this.metodoPublico = function() {</text:p>
      <text:p text:style-name="P70"><text:s text:c="4"/>console.log("--&gt;propiedadPublica", this.propiedadPublica);</text:p>
      <text:p text:style-name="P71"><text:s text:c="4"/>metodoPrivado();</text:p>
      <text:p text:style-name="P72"><text:s text:c="2"/>}</text:p>
      <text:p text:style-name="P73">}</text:p>
      <text:h text:style-name="Heading_20_2" text:outline-level="2">Polimorfismo</text:h>
      <text:p text:style-name="First_20_paragraph">Poder llamar a métodos sintácticamente iguales de objetos de tipos diferentes.</text:p>
      <text:p text:style-name="Text_20_body">Esto se consigue mediante herencia.</text:p>
      <text:h text:style-name="Heading_20_1" text:outline-level="1">Técnicas avanzadas</text:h>
      <text:h text:style-name="Heading_20_2" text:outline-level="2">Funciones</text:h>
      <text:p text:style-name="First_20_paragraph">Son objetos con sus propiedades.</text:p>
      <text:p text:style-name="Text_20_body">Se pueden pasar como parámetros a otras funciones.</text:p>
      <text:p text:style-name="Text_20_body">Pueden guardarse en variables.</text:p>
      <text:p text:style-name="Text_20_body">Son mensajes cuyo receptor es <text:span text:style-name="T166">this</text:span>.</text:p>
      <text:h text:style-name="Heading_20_2" text:outline-level="2">This</text:h>
      <text:p text:style-name="First_20_paragraph">Ejemplo:</text:p>
      <text:p text:style-name="P74">var nombre = "Laura";</text:p>
      <text:p text:style-name="P75"/>
      <text:p text:style-name="P76">var alba = {</text:p>
      <text:p text:style-name="P77"><text:s text:c="2"/>nombre: "Alba",</text:p>
      <text:p text:style-name="P78"><text:s text:c="2"/>saludo: function() {</text:p>
      <text:p text:style-name="P79"><text:s text:c="4"/>return "Hola "+this.nombre;</text:p>
      <text:p text:style-name="P80"><text:s text:c="2"/>}</text:p>
      <text:p text:style-name="P81">}</text:p>
      <text:p text:style-name="P82"/>
      <text:p text:style-name="P83">alba.saludo(); // Hola Alba</text:p>
      <text:p text:style-name="P84"/>
      <text:p text:style-name="P85">var fn = alba.saludo;</text:p>
      <text:p text:style-name="P86"/>
      <text:p text:style-name="P87">fn(); // Hola Laura</text:p>
      <text:h text:style-name="Heading_20_2" text:outline-level="2">call y apply</text:h>
      <text:p text:style-name="First_20_paragraph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<text:p text:style-name="P88">fn.call(thisArg [, arg1 [, arg2 [...]]])</text:p>
      <text:p text:style-name="P89">fn.apply(thisArg [, arglist])</text:p>
      <text:h text:style-name="Heading_20_2" text:outline-level="2">Número variable de argumentos</text:h>
      <text:p text:style-name="First_20_paragraph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<text:h text:style-name="Heading_20_2" text:outline-level="2">Arguments</text:h>
      <text:p text:style-name="First_20_paragraph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<text:p text:style-name="P90">function echoArgs() {</text:p>
      <text:p text:style-name="P91"><text:s text:c="2"/>console.lot(arguments[0]); // Adolfo</text:p>
      <text:p text:style-name="P92"><text:s text:c="2"/>console.lot(arguments[1]); // Sanz</text:p>
      <text:p text:style-name="P93">}</text:p>
      <text:p text:style-name="P94">echoArgs("Adolfo", "Sanz");</text:p>
      <text:h text:style-name="Heading_20_2" text:outline-level="2">Declaración de funciones</text:h>
      <text:p text:style-name="First_20_paragraph">Estas 2 declaraciones son <text:span text:style-name="T188">equivalentes</text:span>:</text:p>
      <text:p text:style-name="P95">function holaMundo1() {</text:p>
      <text:p text:style-name="P96"><text:s text:c="2"/>console.log("Hola Mundo 1");</text:p>
      <text:p text:style-name="P97">}</text:p>
      <text:p text:style-name="P98">holaMundo1();</text:p>
      <text:p text:style-name="P99"/>
      <text:p text:style-name="P100">var holaMundo2 = function() {</text:p>
      <text:p text:style-name="P101"><text:s text:c="2"/>console.log("Hola Mundo 2");</text:p>
      <text:p text:style-name="P102">}</text:p>
      <text:p text:style-name="P103">holaMundo2();</text:p>
      <text:h text:style-name="Heading_20_2" text:outline-level="2">Transfiriendo funciones a otras funciones</text:h>
      <text:p text:style-name="First_20_paragraph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<text:p text:style-name="P104">function saluda() {</text:p>
      <text:p text:style-name="P105"><text:s text:c="2"/>console.log("Hola")</text:p>
      <text:p text:style-name="P106">}</text:p>
      <text:p text:style-name="P107">function ejecuta(func) {</text:p>
      <text:p text:style-name="P108"><text:s text:c="2"/>func()</text:p>
      <text:p text:style-name="P109">}</text:p>
      <text:p text:style-name="P110">ejecuta(saluda);</text:p>
      <text:h text:style-name="Heading_20_2" text:outline-level="2">Funciones anónimas</text:h>
      <text:p text:style-name="First_20_paragraph">Hemos dicho que las funciones se pueden declarar.</text:p>
      <text:p text:style-name="Text_20_body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<text:p text:style-name="Text_20_body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<text:p text:style-name="P111">function(nombre) {</text:p>
      <text:p text:style-name="P112"><text:s text:c="2"/>console.log("Hola "+nombre);</text:p>
      <text:p text:style-name="P113">}</text:p>
      <text:p text:style-name="First_20_paragraph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<text:p text:style-name="P114">function saludador(nombre) {</text:p>
      <text:p text:style-name="P115"><text:s text:c="2"/>return function() {</text:p>
      <text:p text:style-name="P116"><text:s text:c="4"/>console.log("Hola "+nombre);</text:p>
      <text:p text:style-name="P117"><text:s text:c="2"/>}</text:p>
      <text:p text:style-name="P118">}</text:p>
      <text:p text:style-name="P119"/>
      <text:p text:style-name="P120">var saluda = saludador("mundo");</text:p>
      <text:p text:style-name="P121">saluda(); // Hola mundo</text:p>
      <text:h text:style-name="Heading_20_2" text:outline-level="2">Funciones autoejecutables</text:h>
      <text:p text:style-name="First_20_paragraph">Podemos autoejecutar funciones anónimas.</text:p>
      <text:p text:style-name="P122">(function(nombre) {</text:p>
      <text:p text:style-name="P123"><text:s text:c="2"/>console.log("Hola "+nombre);</text:p>
      <text:p text:style-name="P124">})("mundo")</text:p>
      <text:h text:style-name="Heading_20_2" text:outline-level="2">Clousures</text:h>
      <text:p text:style-name="First_20_paragraph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<text:p text:style-name="P125">function creaSumador(x) {</text:p>
      <text:p text:style-name="P126"><text:s text:c="2"/>return function(y) {</text:p>
      <text:p text:style-name="P127"><text:s text:c="4"/>return x + y;</text:p>
      <text:p text:style-name="P128"><text:s text:c="2"/>};</text:p>
      <text:p text:style-name="P129">}</text:p>
      <text:p text:style-name="P130"/>
      <text:p text:style-name="P131">var suma5 = creaSumador(5);</text:p>
      <text:p text:style-name="P132">var suma10 = creaSumador(10);</text:p>
      <text:p text:style-name="P133"/>
      <text:p text:style-name="P134">console.log(suma5(2)); <text:s text:c="1"/>// muestra 7</text:p>
      <text:p text:style-name="P135">console.log(suma10(2)); // muestra 12 </text:p>
      <text:h text:style-name="Heading_20_2" text:outline-level="2">El patrón Modulo</text:h>
      <text:p text:style-name="First_20_paragraph">Se trata de una función que actúa como contenedor para un contexto de ejecución.</text:p>
      <text:p text:style-name="P136">miModulo = (function() {</text:p>
      <text:p text:style-name="P137"/>
      <text:p text:style-name="P138"><text:s text:c="2"/>var propiedadPrivada;</text:p>
      <text:p text:style-name="P139"/>
      <text:p text:style-name="P140"><text:s text:c="2"/>function metodoPrivado() { };</text:p>
      <text:p text:style-name="P141"><text:s text:c="1"/></text:p>
      <text:p text:style-name="P142"><text:s text:c="2"/>// API publica</text:p>
      <text:p text:style-name="P143"><text:s text:c="2"/>return {</text:p>
      <text:p text:style-name="P144"><text:s text:c="4"/>metodoPublico1: function () {</text:p>
      <text:p text:style-name="P145"><text:s text:c="4"/>},</text:p>
      <text:p text:style-name="P146"><text:s text:c="1"/></text:p>
      <text:p text:style-name="P147"><text:s text:c="4"/>metodoPublico2: function () {</text:p>
      <text:p text:style-name="P148"><text:s text:c="4"/>}</text:p>
      <text:p text:style-name="P149"><text:s text:c="2"/>}</text:p>
      <text:p text:style-name="P150">}());</text:p>
      <text:h text:style-name="Heading_20_2" text:outline-level="2">Eficiencia</text:h>
      <text:p text:style-name="First_20_paragraph">Si se ejecuta desde el navegador, <text:span text:style-name="T250">se</text:span><text:span text:style-name="T251"> </text:span><text:span text:style-name="T252">suele</text:span><text:span text:style-name="T253"> </text:span><text:span text:style-name="T254">pasar</text:span><text:span text:style-name="T255"> </text:span><text:span text:style-name="T256">como</text:span><text:span text:style-name="T257"> </text:span><text:span text:style-name="T258">parámetro</text:span><text:span text:style-name="T259"> </text:span><text:span text:style-name="T260">el</text:span><text:span text:style-name="T261"> </text:span><text:span text:style-name="T262">objeto</text:span><text:span text:style-name="T263"> </text:span><text:span text:style-name="T264">window</text:span><text:span text:style-name="T265"> </text:span><text:span text:style-name="T266">para</text:span><text:span text:style-name="T267"> </text:span><text:span text:style-name="T268">mejorar</text:span><text:span text:style-name="T269"> </text:span><text:span text:style-name="T270">el</text:span><text:span text:style-name="T271"> </text:span><text:span text:style-name="T272">rendimiento</text:span>. Así cada vez que lo necesitemos el intérprete lo utilizará directamete en lugar de buscarlo remontando niveles.</text:p>
      <text:p text:style-name="Text_20_body">Y también <text:span text:style-name="T273">se</text:span><text:span text:style-name="T274"> </text:span><text:span text:style-name="T275">suele</text:span><text:span text:style-name="T276"> </text:span><text:span text:style-name="T277">pasar</text:span><text:span text:style-name="T278"> </text:span><text:span text:style-name="T279">el</text:span><text:span text:style-name="T280"> </text:span><text:span text:style-name="T281">parámetro</text:span><text:span text:style-name="T282"> </text:span><text:span text:style-name="T283">undefined,</text:span><text:span text:style-name="T284"> </text:span><text:span text:style-name="T285">para</text:span><text:span text:style-name="T286"> </text:span><text:span text:style-name="T287">evitar</text:span><text:span text:style-name="T288"> </text:span><text:span text:style-name="T289">los</text:span><text:span text:style-name="T290"> </text:span><text:span text:style-name="T291">errores</text:span><text:span text:style-name="T292"> </text:span><text:span text:style-name="T293">que</text:span><text:span text:style-name="T294"> </text:span><text:span text:style-name="T295">pueden</text:span><text:span text:style-name="T296"> </text:span><text:span text:style-name="T297">darse</text:span><text:span text:style-name="T298"> </text:span><text:span text:style-name="T299">si</text:span><text:span text:style-name="T300"> </text:span><text:span text:style-name="T301">la</text:span><text:span text:style-name="T302"> </text:span><text:span text:style-name="T303">palabra</text:span><text:span text:style-name="T304"> </text:span><text:span text:style-name="T305">reservada</text:span><text:span text:style-name="T306"> </text:span><text:span text:style-name="T307">ha</text:span><text:span text:style-name="T308"> </text:span><text:span text:style-name="T309">sido</text:span><text:span text:style-name="T310"> </text:span><text:span text:style-name="T311">reescrita</text:span> en alguna parte del código y su valor no corresponda con el esperado.</text:p>
      <text:p text:style-name="P151">miModulo = (function(window, undefined) {</text:p>
      <text:p text:style-name="P152"/>
      <text:p text:style-name="P153"><text:s text:c="2"/>// El código va aquí</text:p>
      <text:p text:style-name="P154"><text:s text:c="2"/></text:p>
      <text:p text:style-name="P155">})( window );</text:p>
      <text:h text:style-name="Heading_20_2" text:outline-level="2">El patrón Modulo Revelado</text:h>
      <text:p text:style-name="First_20_paragraph">El problema del patrón Modulo es pasar un método de privado a público o viceversa.</text:p>
      <text:p text:style-name="Text_20_body">Por ese motivo lo que que se suele hacer es definir todo en el cuerpo, y luego <text:span text:style-name="T312">referenciar</text:span><text:span text:style-name="T313"> </text:span><text:span text:style-name="T314">solo</text:span><text:span text:style-name="T315"> </text:span><text:span text:style-name="T316">los</text:span><text:span text:style-name="T317"> </text:span><text:span text:style-name="T318">públicos</text:span><text:span text:style-name="T319"> </text:span><text:span text:style-name="T320">en</text:span><text:span text:style-name="T321"> </text:span><text:span text:style-name="T322">el</text:span><text:span text:style-name="T323"> </text:span><text:span text:style-name="T324">bloque</text:span><text:span text:style-name="T325"> </text:span><text:span text:style-name="T326">return</text:span>.</text:p>
      <text:p text:style-name="P156">miModulo = (function() {</text:p>
      <text:p text:style-name="P157"/>
      <text:p text:style-name="P158"><text:s text:c="2"/>function metodoA() { };</text:p>
      <text:p text:style-name="P159"/>
      <text:p text:style-name="P160"><text:s text:c="2"/>function metodoB() { };</text:p>
      <text:p text:style-name="P161"/>
      <text:p text:style-name="P162"><text:s text:c="2"/>function metodoC() { };</text:p>
      <text:p text:style-name="P163"><text:s text:c="1"/></text:p>
      <text:p text:style-name="P164"><text:s text:c="2"/>// API publica</text:p>
      <text:p text:style-name="P165"><text:s text:c="2"/>return {</text:p>
      <text:p text:style-name="P166"><text:s text:c="4"/>metodoPublico1: metodoA,</text:p>
      <text:p text:style-name="P167"><text:s text:c="4"/>metodoPublico2: metodoB</text:p>
      <text:p text:style-name="P168"><text:s text:c="2"/>}</text:p>
      <text:p text:style-name="P169">}());</text:p>
      <text:h text:style-name="Heading_20_2" text:outline-level="2">Espacios de nombres</text:h>
      <text:p text:style-name="First_20_paragraph">Para simular espacios de nombre, en JavaScript se anidan objetos.</text:p>
      <text:p text:style-name="P170">miBiblioteca = miBiblioteca || {};</text:p>
      <text:p text:style-name="P171"/>
      <text:p text:style-name="P172">miBiblioteca.seccion1 = miBiblioteca.seccion1 || {};</text:p>
      <text:p text:style-name="P173"/>
      <text:p text:style-name="P174">miBiblioteca.seccion1 = {</text:p>
      <text:p text:style-name="P175"><text:s text:c="2"/>priopiedad: p1,</text:p>
      <text:p text:style-name="P176"><text:s text:c="2"/>metodo: function() { },</text:p>
      <text:p text:style-name="P177">};</text:p>
      <text:p text:style-name="P178"/>
      <text:p text:style-name="P179">miBiblioteca.seccion2 = miBiblioteca.seccion2 || {};</text:p>
      <text:p text:style-name="P180"/>
      <text:p text:style-name="P181">miBiblioteca.seccion2 = {</text:p>
      <text:p text:style-name="P182"><text:s text:c="2"/>priopiedad: p2,</text:p>
      <text:p text:style-name="P183"><text:s text:c="2"/>metodo: function() { },</text:p>
      <text:p text:style-name="P184">};</text:p>
      <text:p text:style-name="First_20_paragraph">Se combinar lo anterior con módulos autoejecutables:</text:p>
      <text:p text:style-name="P185"/>
      <text:p text:style-name="P186">miBiblioteca = miBiblioteca || {};</text:p>
      <text:p text:style-name="P187"/>
      <text:p text:style-name="P188">(function(namespace) {</text:p>
      <text:p text:style-name="P189"/>
      <text:p text:style-name="P190"><text:s text:c="2"/>var propiedadPrivada = p1;</text:p>
      <text:p text:style-name="P191"/>
      <text:p text:style-name="P192"><text:s text:c="2"/>namespace.propiedadPrivada = p2;</text:p>
      <text:p text:style-name="P193"/>
      <text:p text:style-name="P194"><text:s text:c="2"/>var metodoPrivado = function() { };</text:p>
      <text:p text:style-name="P195"/>
      <text:p text:style-name="P196"><text:s text:c="2"/>namespace.metodoPublico = function() { };</text:p>
      <text:p text:style-name="P197"/>
      <text:p text:style-name="P198">}(miBiblioteca));</text:p>
      <text:h text:style-name="Heading_20_1" text:outline-level="1">Document Object Model</text:h>
      <text:h text:style-name="Heading_20_2" text:outline-level="2">¿Qué es DOM?</text:h>
      <text:p text:style-name="First_20_paragraph">Acrónimo de <text:span text:style-name="T327">Document</text:span><text:span text:style-name="T328"> </text:span><text:span text:style-name="T329">Object</text:span><text:span text:style-name="T330"> </text:span><text:span text:style-name="T331">Model</text:span></text:p>
      <text:p text:style-name="Text_20_body">Es un conjunto de utilidades específicamente diseñadas para <text:span text:style-name="T332">manipular</text:span><text:span text:style-name="T333"> </text:span><text:span text:style-name="T334">documentos</text:span><text:span text:style-name="T335"> </text:span><text:span text:style-name="T336">XML,</text:span><text:span text:style-name="T337"> </text:span><text:span text:style-name="T338">y</text:span><text:span text:style-name="T339"> </text:span><text:span text:style-name="T340">por</text:span><text:span text:style-name="T341"> </text:span><text:span text:style-name="T342">extensión</text:span><text:span text:style-name="T343"> </text:span><text:span text:style-name="T344">documentos</text:span><text:span text:style-name="T345"> </text:span><text:span text:style-name="T346">XHTML</text:span><text:span text:style-name="T347"> </text:span><text:span text:style-name="T348">y</text:span><text:span text:style-name="T349"> </text:span><text:span text:style-name="T350">HTML</text:span>.</text:p>
      <text:p text:style-name="Text_20_body">DOM transforma internamente el archivo XML en una estructura más fácil de manejar formada por una jerarquía de nodos.</text:p>
      <text:h text:style-name="Heading_20_2" text:outline-level="2">Tipos de nodos</text:h>
      <text:p text:style-name="First_20_paragraph">Los más importantes son:</text:p>
      <text:list text:style-name="L4">
        <text:list-item>
          <text:p text:style-name="P199"><text:span text:style-name="T351">Document</text:span>: representa el nodo raíz.</text:p>
        </text:list-item>
        <text:list-item>
          <text:p text:style-name="P199"><text:span text:style-name="T352">Element</text:span>: representa el contenido definido por un par de etiquetas de apertura y cierre y puede tener tanto nodos hijos como atributos.</text:p>
        </text:list-item>
        <text:list-item>
          <text:p text:style-name="P199"><text:span text:style-name="T353">Attr</text:span>: representa el atrributo de un elemento.</text:p>
        </text:list-item>
        <text:list-item>
          <text:p text:style-name="P199"><text:span text:style-name="T354">Text</text:span>: almacena el contenido del texto que se encuentra entre una etiqueta de apertura y una de cierre.</text:p>
        </text:list-item>
      </text:list>
      <text:h text:style-name="Heading_20_2" text:outline-level="2">Recorrer el DOM</text:h>
      <text:p text:style-name="First_20_paragraph">JavaScript proporciona <text:span text:style-name="T355">funciones</text:span> para recorrer los nodos:</text:p>
      <text:p text:style-name="P200">getElementById(id)</text:p>
      <text:p text:style-name="P201">getElementsByName(name)</text:p>
      <text:p text:style-name="P202">getElementsByTagName(tagname)</text:p>
      <text:p text:style-name="P203">getElementsByClassName(className)</text:p>
      <text:p text:style-name="P204">getAttribute(attributeName)</text:p>
      <text:p text:style-name="P205">querySelector(selector)</text:p>
      <text:p text:style-name="P206">querySelectorAll(selector)</text:p>
      <text:h text:style-name="Heading_20_2" text:outline-level="2">Manipular el DOM</text:h>
      <text:p text:style-name="First_20_paragraph">JavaScript proporciona <text:span text:style-name="T356">funciones</text:span> para la manipulación de nodos:</text:p>
      <text:p text:style-name="P207">createElement(tagName)</text:p>
      <text:p text:style-name="P208">createTextNode(text)</text:p>
      <text:p text:style-name="P209">createAttribute(attributeName)</text:p>
      <text:p text:style-name="P210">appendChild(node)</text:p>
      <text:p text:style-name="P211">insertBefore(newElement, targetElement)</text:p>
      <text:p text:style-name="P212">removeAttribute(attributename)</text:p>
      <text:p text:style-name="P213">removeChild(childreference)</text:p>
      <text:p text:style-name="P214">replaceChild(newChild, oldChild)</text:p>
      <text:h text:style-name="Heading_20_2" text:outline-level="2">Propiedades Nodos</text:h>
      <text:p text:style-name="First_20_paragraph">Los nodos tienen algunas <text:span text:style-name="T357">propiedades</text:span> muy útiles:</text:p>
      <text:p text:style-name="P215">attributes[]</text:p>
      <text:p text:style-name="P216">className</text:p>
      <text:p text:style-name="P217">id</text:p>
      <text:p text:style-name="P218">innerHTML</text:p>
      <text:p text:style-name="P219">nodeName</text:p>
      <text:p text:style-name="P220">nodeValue</text:p>
      <text:p text:style-name="P221">style</text:p>
      <text:p text:style-name="P222">tabIndex</text:p>
      <text:p text:style-name="P223">tagName</text:p>
      <text:p text:style-name="P224">title</text:p>
      <text:p text:style-name="First_20_paragraph">Los nodos tienen algunas <text:span text:style-name="T358">propiedades</text:span> muy útiles:</text:p>
      <text:p text:style-name="P225">childNodes[]</text:p>
      <text:p text:style-name="P226">firstChild</text:p>
      <text:p text:style-name="P227">lastChild</text:p>
      <text:p text:style-name="P228">previousSibling</text:p>
      <text:p text:style-name="P229">nextSibling</text:p>
      <text:p text:style-name="P230">ownerDocument</text:p>
      <text:p text:style-name="P231">parentNode</text:p>
      <text:h text:style-name="Heading_20_2" text:outline-level="2">jQuery</text:h>
      <text:p text:style-name="First_20_paragraph"><text:span text:style-name="T359">jQuery</text:span> puede ser muy util en ciertos casos, pero en muchos otros es <text:span text:style-name="T360">matar</text:span><text:span text:style-name="T361"> </text:span><text:span text:style-name="T362">moscas</text:span><text:span text:style-name="T363"> </text:span><text:span text:style-name="T364">a</text:span><text:span text:style-name="T365"> </text:span><text:span text:style-name="T366">cañonados</text:span>.</text:p>
      <text:h text:style-name="Heading_20_1" text:outline-level="1">Enlaces</text:h>
      <text:h text:style-name="Heading_20_2" text:outline-level="2">General (ES)</text:h>
      <text:p text:style-name="First_20_paragraph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<text:p text:style-name="Text_20_body"><text:a xlink:type="simple" xlink:href="http://cevichejs.com/" office:name=""><text:span text:style-name="Definition">http://cevichejs.com/</text:span></text:a></text:p>
      <text:p text:style-name="Text_20_body"><text:a xlink:type="simple" xlink:href="http://www.arkaitzgarro.com/javascript/" office:name=""><text:span text:style-name="Definition">http://www.arkaitzgarro.com/javascript/</text:span></text:a></text:p>
      <text:p text:style-name="Text_20_body"><text:a xlink:type="simple" xlink:href="http://www.etnassoft.com/category/javascript/" office:name=""><text:span text:style-name="Definition">http://www.etnassoft.com/category/javascript/</text:span></text:a></text:p>
      <text:h text:style-name="Heading_20_2" text:outline-level="2">General (EN)</text:h>
      <text:p text:style-name="First_20_paragraph"><text:a xlink:type="simple" xlink:href="http://www.javascriptkit.com/" office:name=""><text:span text:style-name="Definition">http://www.javascriptkit.com/</text:span></text:a></text:p>
      <text:p text:style-name="Text_20_body"><text:a xlink:type="simple" xlink:href="http://javascript.info/" office:name=""><text:span text:style-name="Definition">http://javascript.info/</text:span></text:a></text:p>
      <text:p text:style-name="Text_20_body"><text:a xlink:type="simple" xlink:href="http://www.howtocreate.co.uk/tutorials/javascript/" office:name=""><text:span text:style-name="Definition">http://www.howtocreate.co.uk/tutorials/javascript/</text:span></text:a></text:p>
      <text:h text:style-name="Heading_20_2" text:outline-level="2">Orientación Objetos (ES)</text:h>
      <text:p text:style-name="First_20_paragraph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<text:p text:style-name="Text_20_body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<text:p text:style-name="Text_20_body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<text:p text:style-name="Text_20_body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<text:p text:style-name="Text_20_body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<text:p text:style-name="Text_20_body"><text:a xlink:type="simple" xlink:href="http://www.arkaitzgarro.com/javascript/capitulo-9.html" office:name=""><text:span text:style-name="Definition">http://www.arkaitzgarro.com/javascript/capitulo-9.html</text:span></text:a></text:p>
      <text:p text:style-name="Text_20_body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<text:h text:style-name="Heading_20_2" text:outline-level="2">Orientación Objetos (EN)</text:h>
      <text:p text:style-name="First_20_paragraph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<text:p text:style-name="Text_20_body"><text:a xlink:type="simple" xlink:href="http://javascript.info/tutorial/object-oriented-programming" office:name=""><text:span text:style-name="Definition">http://javascript.info/tutorial/object-oriented-programming</text:span></text:a></text:p>
      <text:p text:style-name="Text_20_body"><text:a xlink:type="simple" xlink:href="http://www.howtocreate.co.uk/tutorials/javascript/objects" office:name=""><text:span text:style-name="Definition">http://www.howtocreate.co.uk/tutorials/javascript/objects</text:span></text:a></text:p>
      <text:h text:style-name="Heading_20_2" text:outline-level="2">Técnicas avanzadas (ES)</text:h>
      <text:p text:style-name="First_20_paragraph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<text:p text:style-name="Text_20_body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<text:p text:style-name="Text_20_body"><text:a xlink:type="simple" xlink:href="https://developer.mozilla.org/es/docs/Web/JavaScript/Closures" office:name=""><text:span text:style-name="Definition">https://developer.mozilla.org/es/docs/Web/JavaScript/Closures</text:span></text:a></text:p>
      <text:p text:style-name="Text_20_body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<text:p text:style-name="Text_20_body"><text:a xlink:type="simple" xlink:href="http://www.webanalyst.es/espacios-de-nombres-en-javascript/" office:name=""><text:span text:style-name="Definition">http://www.webanalyst.es/espacios-de-nombres-en-javascript/</text:span></text:a></text:p>
      <text:p text:style-name="Text_20_body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<text:p text:style-name="Text_20_body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<text:p text:style-name="Text_20_body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<text:h text:style-name="Heading_20_2" text:outline-level="2">DOM (ES)</text:h>
      <text:p text:style-name="First_20_paragraph"><text:a xlink:type="simple" xlink:href="http://cevichejs.com/3-dom-cssom#dom" office:name=""><text:span text:style-name="Definition">http://cevichejs.com/3-dom-cssom#dom</text:span></text:a></text:p>
      <text:p text:style-name="Text_20_body"><text:a xlink:type="simple" xlink:href="http://www.arkaitzgarro.com/javascript/capitulo-13.html" office:name=""><text:span text:style-name="Definition">http://www.arkaitzgarro.com/javascript/capitulo-13.html</text:span></text:a></text:p>
      <text:h text:style-name="Heading_20_2" text:outline-level="2">DOM (EN)</text:h>
      <text:p text:style-name="First_20_paragraph"><text:a xlink:type="simple" xlink:href="http://www.javascriptkit.com/domref/" office:name=""><text:span text:style-name="Definition">http://www.javascriptkit.com/domref/</text:span></text:a></text:p>
      <text:p text:style-name="Text_20_body"><text:a xlink:type="simple" xlink:href="http://javascript.info/tutorial/dom" office:name=""><text:span text:style-name="Definition">http://javascript.info/tutorial/dom</text:span></text:a></text:p>
      <text:h text:style-name="Heading_20_2" text:outline-level="2">ES6 (ES)</text:h>
      <text:p text:style-name="First_20_paragraph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<text:p text:style-name="Text_20_body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<text:h text:style-name="Heading_20_2" text:outline-level="2">ES6 (EN)</text:h>
      <text:p text:style-name="First_20_paragraph"><text:a xlink:type="simple" xlink:href="http://es6-features.org/" office:name=""><text:span text:style-name="Definition">http://es6-features.org/</text:span></text:a></text:p>
      <text:p text:style-name="Text_20_body"><text:a xlink:type="simple" xlink:href="http://kangax.github.io/compat-table/es5/" office:name=""><text:span text:style-name="Definition">http://kangax.github.io/compat-table/es5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